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443f6a" officeooo:paragraph-rsid="00170b6f"/>
    </style:style>
    <style:style style:name="P2" style:family="paragraph" style:parent-style-name="Standard">
      <style:text-properties officeooo:rsid="0016f96d" officeooo:paragraph-rsid="00170b6f"/>
    </style:style>
    <style:style style:name="P3" style:family="paragraph" style:parent-style-name="Standard">
      <style:text-properties officeooo:rsid="00443f6a" officeooo:paragraph-rsid="00170b6f"/>
    </style:style>
    <style:style style:name="P4" style:family="paragraph" style:parent-style-name="Standard">
      <style:text-properties officeooo:rsid="0010b190" officeooo:paragraph-rsid="00170b6f"/>
    </style:style>
    <style:style style:name="P5" style:family="paragraph" style:parent-style-name="Standard">
      <style:text-properties officeooo:rsid="00ac1f24" officeooo:paragraph-rsid="00170b6f"/>
    </style:style>
    <style:style style:name="P6" style:family="paragraph" style:parent-style-name="Standard">
      <style:text-properties officeooo:rsid="0010faad" officeooo:paragraph-rsid="00170b6f"/>
    </style:style>
    <style:style style:name="P7" style:family="paragraph" style:parent-style-name="Standard">
      <style:text-properties officeooo:rsid="000f249c" officeooo:paragraph-rsid="00170b6f"/>
    </style:style>
    <style:style style:name="P8" style:family="paragraph" style:parent-style-name="Standard">
      <style:text-properties officeooo:rsid="00119347" officeooo:paragraph-rsid="00170b6f"/>
    </style:style>
    <style:style style:name="P9" style:family="paragraph" style:parent-style-name="Standard">
      <style:text-properties officeooo:rsid="00126820" officeooo:paragraph-rsid="00170b6f"/>
    </style:style>
    <style:style style:name="P10" style:family="paragraph" style:parent-style-name="Standard">
      <style:text-properties officeooo:rsid="0012bba6" officeooo:paragraph-rsid="00170b6f"/>
    </style:style>
    <style:style style:name="P11" style:family="paragraph" style:parent-style-name="Standard">
      <style:text-properties officeooo:rsid="00130e66" officeooo:paragraph-rsid="00170b6f"/>
    </style:style>
    <style:style style:name="P12" style:family="paragraph" style:parent-style-name="Standard">
      <style:text-properties officeooo:rsid="00144c46" officeooo:paragraph-rsid="00170b6f"/>
    </style:style>
    <style:style style:name="P13" style:family="paragraph" style:parent-style-name="Standard">
      <style:text-properties officeooo:rsid="0014fe8f" officeooo:paragraph-rsid="00170b6f"/>
    </style:style>
    <style:style style:name="P14" style:family="paragraph" style:parent-style-name="Standard">
      <style:text-properties officeooo:rsid="00160198" officeooo:paragraph-rsid="00170b6f"/>
    </style:style>
    <style:style style:name="P15" style:family="paragraph" style:parent-style-name="Standard">
      <style:text-properties officeooo:rsid="00162bd8" officeooo:paragraph-rsid="00170b6f"/>
    </style:style>
    <style:style style:name="T1" style:family="text">
      <style:text-properties officeooo:rsid="008fba5b"/>
    </style:style>
    <style:style style:name="T2" style:family="text">
      <style:text-properties officeooo:rsid="00443f6a"/>
    </style:style>
    <style:style style:name="T3" style:family="text">
      <style:text-properties officeooo:rsid="00aaa347"/>
    </style:style>
    <style:style style:name="T4" style:family="text">
      <style:text-properties officeooo:rsid="02b0c3e7"/>
    </style:style>
    <style:style style:name="T5" style:family="text">
      <style:text-properties officeooo:rsid="00ae0ce5"/>
    </style:style>
    <style:style style:name="T6" style:family="text">
      <style:text-properties officeooo:rsid="008db352"/>
    </style:style>
    <style:style style:name="T7" style:family="text">
      <style:text-properties officeooo:rsid="02b2835a"/>
    </style:style>
    <style:style style:name="T8" style:family="text">
      <style:text-properties officeooo:rsid="0010faad"/>
    </style:style>
    <style:style style:name="T9" style:family="text">
      <style:text-properties officeooo:rsid="00af8f4d"/>
    </style:style>
    <style:style style:name="T10" style:family="text">
      <style:text-properties officeooo:rsid="008e307a"/>
    </style:style>
    <style:style style:name="T11" style:family="text">
      <style:text-properties officeooo:rsid="00bb3bf0"/>
    </style:style>
    <style:style style:name="T12" style:family="text">
      <style:text-properties officeooo:rsid="0012bba6"/>
    </style:style>
    <style:style style:name="T13" style:family="text">
      <style:text-properties officeooo:rsid="00126820"/>
    </style:style>
    <style:style style:name="T14" style:family="text">
      <style:text-properties officeooo:rsid="00b0d523"/>
    </style:style>
    <style:style style:name="T15" style:family="text">
      <style:text-properties officeooo:rsid="00130e66"/>
    </style:style>
    <style:style style:name="T16" style:family="text">
      <style:text-properties officeooo:rsid="0007ce53"/>
    </style:style>
    <style:style style:name="T17" style:family="text">
      <style:text-properties officeooo:rsid="00b1807e"/>
    </style:style>
    <style:style style:name="T18" style:family="text">
      <style:text-properties officeooo:rsid="00ca5dcf"/>
    </style:style>
    <style:style style:name="T19" style:family="text">
      <style:text-properties officeooo:rsid="00b3751e"/>
    </style:style>
    <style:style style:name="T20" style:family="text">
      <style:text-properties officeooo:rsid="00b3a6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Иногда смены <text:span text:style-name="T2">родителей </text:span>не совпадают: кто-то дома, кто-то работает.</text:p>
      <text:p text:style-name="P4">Один раз папа привёл меня на мамину работу — приземистое кирпичное здание с зелёной дверью, за которой, <text:span text:style-name="T3">прямо </text:span>напротив входа, маленькая комната, <text:span text:style-name="T3">а в ней</text:span> стоит стол <text:span text:style-name="T3">с дверцами </text:span>под <text:span text:style-name="T3">высоким</text:span> маленьким окошком и <text:span text:style-name="T3">два</text:span> стул<text:span text:style-name="T3">а</text:span>; но если <text:span text:style-name="T3">в комнатку</text:span> не заходить, а свернуть налево, то окун<text:span text:style-name="T4">ае</text:span>шься в неумолчный гул полутёмного зала, где тоже есть стол и <text:span text:style-name="T3">где</text:span> сид<text:span text:style-name="T3">ит</text:span> мама, которая нас не ждала и удивилась.</text:p>
      <text:p text:style-name="P4">Она показала мне журнал, <text:span text:style-name="T5">куда ей</text:span> надо <text:span text:style-name="T3">за</text:span>пис<text:span text:style-name="T3">ыв</text:span>ать время и цифры с круглых манометров, к которым проложены дорожки из железных листов с перилами, потому что под ними тёмная вода и её <text:span text:style-name="T6">всё время </text:span>качают насосы — это от них такой <text:span text:style-name="T5">жуткий</text:span> шум.</text:p>
      <text:p text:style-name="P4"><text:span text:style-name="T3">Из шумного зала, где говорить приходилось криком, м</text:span>ы <text:span text:style-name="T5">вернулись</text:span> в комнатку <text:span text:style-name="T5">у входа</text:span>, <text:span text:style-name="T3">оставив гуденье за стеной</text:span>. Мама дала мне карандаш <text:span text:style-name="T3">и достала из ящика в столе какой-то ненужный журнал</text:span> — <text:span text:style-name="T3">делать </text:span>каляк<text:span text:style-name="T3">и-маляки</text:span>, а <text:span text:style-name="T5">вскоре сказала мне пойти</text:span> поиграть во дворе.</text:p>
      <text:p text:style-name="P4">Мне <text:span text:style-name="T3">во двор совсем </text:span>не хотелось, но папа сказал, что, <text:span text:style-name="T3">раз так, он </text:span>больше никогда меня сюда не приведёт, и я вышел.</text:p>
      <text:p text:style-name="P5"><text:s/></text:p>
      <text:p text:style-name="P4">Двор был просто куском <text:span text:style-name="T5">травянистой </text:span>дороги от ворот <text:span text:style-name="T5">к</text:span> дощато<text:span text:style-name="T5">му</text:span> сара<text:span text:style-name="T5">ю</text:span>, а позади насосной <text:s/><text:span text:style-name="T5">подымался </text:span>крутой, <text:span text:style-name="T5">как стена,</text:span> откос в зарослях крапивы.</text:p>
      <text:p text:style-name="P4">Я вернулся обратно к зелёной двери, от которой коротенькая дорожка вела к маленькому белому домику без единого ок<text:span text:style-name="T7">н</text:span>а, с висячим замком на железной двери. Как тут играть?</text:p>
      <text:p text:style-name="P4">Оставались ещё два округлых бугра по обе стороны от домика и вдвое выше него.</text:p>
      <text:p text:style-name="P4">Хватаясь за пучки длинной травы, я взобрался на правый.</text:p>
      <text:p text:style-name="P4">Отсюда видно было крышу домика и крышу насосной, а в другой стороне — за забором и за полосой кустарника виднелась шустрая речка, но меня наверняка накажут, если пойду за ворота.</text:p>
      <text:p text:style-name="P4">Для гулянья оставался лишь бугор напротив с тонким деревцем на макушке.</text:p>
      <text:p text:style-name="P4">Я спустился к домику, обогнул его сзади и вскарабкался на оставшийся бугор.</text:p>
      <text:p text:style-name="P4">Отсюда всё <text:span text:style-name="T7">оказалось </text:span>таким же самым, просто тут ещё можно было потрогать деревце.</text:p>
      <text:p text:style-name="P6">Вспотевший от жары, я прилёг под ним, но через минуту, или две, меня что-то ужалило в ногу, потом в другую.</text:p>
      <text:p text:style-name="P7"><text:s/><text:span text:style-name="T8">Я заворочался, заглянул через плечо за спину — по ногам, пониже шортиков из жёлтого вельвета, суетились рыжие муравьи. Я смёл их как смог, но жгучая, нестерпимая боль всё прибывала.</text:span></text:p>
      <text:p text:style-name="P6"><text:span text:style-name="T9">Н</text:span>а мой рёв <text:span text:style-name="T9">мама выскочила из-за зелёной</text:span> <text:span text:style-name="T9">двери и</text:span> папа <text:span text:style-name="T10">тоже, он взбежал ко мне и на руках отнёс</text:span> меня вниз.</text:p>
      <text:p text:style-name="P6">М<text:span text:style-name="T10">уравьёв постряхивали</text:span>, но распухшие <text:span text:style-name="T9">покраснелые</text:span> ляжки всё так же немилосердно жгло.</text:p>
      <text:p text:style-name="P6"><text:span text:style-name="T9">И м</text:span>не <text:s/>стало уроком на всю жизнь: самое лучшее средство от укусов <text:span text:style-name="T11">этих</text:span> рыжих <text:span text:style-name="T11">зверюг</text:span> — посидеть в прохладном подоле шёлкового платья, туго растянуто<text:span text:style-name="T11">м</text:span> между маминых колен...</text:p>
      <text:p text:style-name="P6"/>
      <text:p text:style-name="P8">Баба Марфа жила в одной комнате с тремя внуками, где для неё была поставлена железная <text:span text:style-name="T12">койка</text:span>.</text:p>
      <text:p text:style-name="P8">Двоих младших на ночь укладывали «валетом» на диване — громоздком сооружении с откидными валиками на петлях и высокой дерматиновой спинкой в деревянной раме. <text:s/>Наверху <text:span text:style-name="T9">спинки тянулась длинная</text:span> узкая полочка, <text:span text:style-name="T9">а над ней</text:span> невысокое зеркало <text:span text:style-name="T9">вставленное </text:span>в доск<text:span text:style-name="T10">у</text:span> рамы, <text:span text:style-name="T13">чтобы там отражались фигурки белых слоников расставленных на полочке по росту — один за другим.</text:span></text:p>
      <text:p text:style-name="P9">Слоники давно затерялись и полочка пустует, <text:s/><text:span text:style-name="T14">только</text:span> когда мы играем в поезд, выстр<text:span text:style-name="T14">о</text:span>ив его на полу из перевёрнутых табуреток и стульев, то, с наступлением ночи в вагоне, я забираюсь на полочку, <text:span text:style-name="T14">хотя</text:span> лежать <text:span text:style-name="T14">там </text:span>получается только на боку — до того она узкая.</text:p>
      <text:p text:style-name="P9">Играть в поезд особенно интересно, когда приходят соседи по площадке — Лидочка и Юра <text:soft-page-break/>Зимины; поезд становится ещё длиннее и мы, усевшись в перевёрнутые табуретки, раскачиваем их вовсю, аж пристукивают по полу и баба Марфа начинает ворчать, что мы бесимся, как оглашённые.</text:p>
      <text:p text:style-name="P9"><text:span text:style-name="T10">Ну, а</text:span> <text:span text:style-name="T14">после игр и ужина посреди комнаты </text:span>мне расставляют <text:s/>на ночь алюминевую раскладушку, <text:s/>разворачивают по ней матрас, <text:span text:style-name="T10">и стелят</text:span> голубую клеёнку под простынь, на случай если уписяюсь, а сверху громаднющую подушку и тёплое одеяло из ваты.</text:p>
      <text:p text:style-name="P9">Баба Марфа выключает висящую на стене коробку линейного радио и гасит свет; но темнота в комнате относительная — сквозь сеточку тюлевых занавесок на окнах проника<text:span text:style-name="T10">ю</text:span>т <text:span text:style-name="T10">от</text:span>свет<text:span text:style-name="T10">ы</text:span> из квартир дома напротив и от фонарей в квартальном дворе, а под дверью <text:span text:style-name="T14">прорезается</text:span> щёл<text:span text:style-name="T14">оч</text:span>ка <text:span text:style-name="T7">света </text:span>из коридора между кухней и спальней родителей.</text:p>
      <text:p text:style-name="P9">Я различаю, как баба Марфа стоит у своей <text:span text:style-name="T12">койки и что-то шепчет в правый верхний угол.</text:span></text:p>
      <text:p text:style-name="P10">Мама <text:span text:style-name="T14">сказала</text:span>, что это она молится Богу, но вешать икону в углу родители не позволили, потому что папа партийный...</text:p>
      <text:p text:style-name="P10"/>
      <text:p text:style-name="P10"><text:span text:style-name="T10">П</text:span>о утрам <text:span text:style-name="T10">с</text:span>амое трудное — <text:span text:style-name="T14">отыскать</text:span> свои чулки.</text:p>
      <text:p text:style-name="P10">Ты не поверишь, но в те времена даже мальчики носили чулки.</text:p>
      <text:p text:style-name="P10">Поверх трусиков одевался специальный поясок с парой <text:span text:style-name="T15">пуговок впереди. На пуговки пристёгивались короткие ленточные </text:span>резин<text:span text:style-name="T15">ки с застёжками на конце. </text:span></text:p>
      <text:p text:style-name="P10"><text:span text:style-name="T15">Застёжка это такая резиновая кнопочка с откидным проволочным ободком. В</text:span>ерхни<text:span text:style-name="T15">й</text:span> кра<text:span text:style-name="T15">й</text:span> чулк<text:span text:style-name="T15">а надо натянуть поверх кнопочки и защипнуть ободком</text:span>. <text:span text:style-name="T15">Уф!..</text:span></text:p>
      <text:p text:style-name="P11">Застёгивает эту сбрую, конечно, <text:s/>мама, но <text:span text:style-name="T14">находить </text:span>чулки приходится самому, а они всякий раз прячутся в <text:span text:style-name="T14">новом</text:span> месте.</text:p>
      <text:p text:style-name="P11">Мама подгоняет завтракать, потому что ей <text:s/>тоже <text:span text:style-name="T14">ведь </text:span>на работу, а эти гады <text:span text:style-name="T14">затаились</text:span> под валик<text:span text:style-name="T14">ом</text:span> дивана, на котором ещё спят младшие.</text:p>
      <text:p text:style-name="P12">Устав от ежеутренних выговоров и насмешек, я нашёл элегантное решение проблемы исчезающих чулков <text:span text:style-name="T14">и</text:span> привязал их к своим ногам, вокруг лодыжек, когда в комнате <text:span text:style-name="T14">уже </text:span>по<text:span text:style-name="T14">гашен</text:span> свет, <text:span text:style-name="T14">а </text:span><text:s/>баба Марфа <text:span text:style-name="T14">шепчется</text:span> с Богом.</text:p>
      <text:p text:style-name="P12">Брат с сестрой не заметили моих манипуляций и я успел <text:span text:style-name="T10">укрыться одеялом прежде, чем</text:span> мама зашла в нашу комнату поцеловать всех детей на ночь.</text:p>
      <text:p text:style-name="P12"><text:span text:style-name="T14">Но</text:span> тут она зачем-то включила свет в оранжевом шёлковой абажуре по<text:span text:style-name="T14">д</text:span> потолком и откинула одеяло с моих ног в <text:span text:style-name="T14">обмотках из </text:span>чулков.</text:p>
      <text:p text:style-name="P12">- Меня прям что-то так и толкнуло,- <text:s/>со смехом рассказывала она потом папе.</text:p>
      <text:p text:style-name="P13">Пришлось их отвязать и <text:span text:style-name="T16">п</text:span>ожить на стул <text:span text:style-name="T16">к</text:span> остальной одежд<text:span text:style-name="T16">е</text:span>, а такая практичная была идея...</text:p>
      <text:p text:style-name="P13"/>
      <text:p text:style-name="P13"><text:span text:style-name="T14">Пожалуй, </text:span>сам<text:span text:style-name="T14">ая</text:span> неприятн<text:span text:style-name="T14">ая</text:span> сторон<text:span text:style-name="T14">а</text:span> садиковой жизни это «тихий час»<text:span text:style-name="T10"> — </text:span>принудительное лежание в кровати после обеда: опять тебе раздевайся, складывай одежду на белый стульчик, поаккуратнее, хотя потом всё равно окажется какая-то перепутаница, или резинки <text:span text:style-name="T17">заартачатся и никак</text:span> не захотят заст<text:span text:style-name="T17">егну</text:span>ться.</text:p>
      <text:p text:style-name="P13"><text:span text:style-name="T17">В</text:span>от <text:span text:style-name="T17">и </text:span>лежи <text:span text:style-name="T17">так </text:span>целый час, <text:span text:style-name="T17">уставясь</text:span> в белый потолок, или на белые шторы окон, или вдоль длинного ряда попарно составленных кроваток, где тихо лежат твои согруппники, до самой дальней белой стены, возле которой сидит воспитательница с книгой, а к ней изредка подходит какой-нибудь ребёнок и шёпотом отпрашивается в туалет.</text:p>
      <text:p text:style-name="P13">И она шёпотом даёт разрешение, а потом <text:span text:style-name="T10">негромко</text:span> пресекает шумок шушуканья вдоль кроватных рядов:</text:p>
      <text:p text:style-name="P13">- А ну-ка, всем закрыть глазки и спать.</text:p>
      <text:p text:style-name="P13">Наверное, я иногда засыпал на этом «тихом часе», <text:s/>но чаще просто застывал в оцепенелой полудрёме с открытыми глазами, уже не отличающими белый потолок от белой простыни натянутой поверх головы.</text:p>
      <text:p text:style-name="P13">Но дремота вдруг <text:span text:style-name="T10">стряхнулась</text:span> тихим прикосновением — осторожные пальчики ощупью двигались от коленки вверх по моей ноге.</text:p>
      <text:p text:style-name="P13">Я оторопело выглянул из-под простыни.</text:p>
      <text:p text:style-name="P13">На соседней кроватке лежала Ирочка Лихачёва с крепко зажмуренными глазами, но в <text:soft-page-break/>промежутке между нашими простынями виднелся кусочек её вытянутой руки.</text:p>
      <text:p text:style-name="P14">Пальчики нырнули <text:span text:style-name="T7">мне </text:span>в трусики и горстью охватили мою плоть. <text:span text:style-name="T17">Ста</text:span>ло невыразимо приятно.</text:p>
      <text:p text:style-name="P14">Чуть погодя её ладонь ушла оттуда — зачем? ещё! — отыскала под простынёй мою руку и потянула под свою простыню, чтоб положить на что-то податливо мягкое, провальчивое, чему нет названия, да и не надо, а надо лишь, чтоб всё это длилось и длилось.</text:p>
      <text:p text:style-name="P14">Но когда, крепко жмурясь, я привёл её ладонь к себе обратно, она пробыла там совсем недолго и выскользнула, чтоб снова потянуть мою к себе.</text:p>
      <text:p text:style-name="P14">Воспитательница объявила подъём и комната наполнилась галденьем одевающихся детсадников. </text:p>
      <text:p text:style-name="P14">- Хорошо кроватки заправляем!- напоминательно приговаривала воспитательница, прохаживаясь по ковровой дорожке, когда Ирочка Лихачёва вдруг выкрикнула:</text:p>
      <text:p text:style-name="P14">- А Огольцов ко мне в трусы лазил!</text:p>
      <text:p text:style-name="P14">Дети выжидательно затихли.</text:p>
      <text:p text:style-name="P14">Оглаушеный позорящей правдой, я чувствовал, <text:span text:style-name="T17">как</text:span> жарк<text:span text:style-name="T18">ая</text:span> волн<text:span text:style-name="T18">а</text:span> стыда <text:span text:style-name="T18">прихлынула</text:span>, <text:span text:style-name="T17">чтобы</text:span> брызну<text:span text:style-name="T17">ть</text:span> из глаз слезами.</text:p>
      <text:p text:style-name="P14">- Сама ты лазила! Дура!- проревел я и выбежал из комнаты на лестничную площадку второго этажа, мощёную чередующимися квадратиками коричневой и желтоватой плитки.</text:p>
      <text:p text:style-name="P14"/>
      <text:p text:style-name="P15">Я решил никогда не возвращаться в эту группу и в этот садик, но не успел обдумать как стану жить дальше, потому что отвлёкся разглядываньем красного огнетушителя на стене. </text:p>
      <text:p text:style-name="P15">Вернее, меня привлёк не сам огнетушитель, а жёлтый квадрат с картинкой на его боку, где человек в кепке держал точно такой же огнетушитель, только кверх ногами, и направлял расширяющийся пучок струи на махров<text:span text:style-name="T19">ый куст </text:span>язык<text:span text:style-name="T19">ов</text:span> пламени.</text:p>
      <text:p text:style-name="P15">По-видимому, картинка служила наглядной инструкцией по пользованию огнетушител<text:span text:style-name="T7">ем</text:span> и <text:span text:style-name="T19">в ней его </text:span><text:s/>нарисова<text:span text:style-name="T19">ли</text:span> <text:span text:style-name="T19">в</text:span> полным соответстви<text:span text:style-name="T19">и</text:span> самому себе, даже жёлтый квадратик на его рисованном боку заключал в себе крохотного человечка в кепке, который в перевёрнутом виде, боролся с огнём струёй из своего махонького огнетушителя.</text:p>
      <text:p text:style-name="P15">И тут меня осенило, что на неразличимой уже картинке второго из нарисованных огнетушителей, совсем уже крохотулечный человечишка находится в нормальном положении — ногами книзу.</text:p>
      <text:p text:style-name="P15">Зато следующий — на дальнейшей картинке, опять будет перевёрнут, и — самое дух захватывающее открытие — человечки эти просто не могут кончиться, а могут лишь уменьшаться, до полной невообразимости и — дальше, но исчезнуть им не дано просто потому, что этот вот огнетушитель висит на стене лестничной площадки второго этажа, рядом с белой дверью старшей <text:s/>группы, напротив прихожей в туалет.</text:p>
      <text:p text:style-name="P2">И тут меня позвали сейчас же идти в столовую, потому что все уже сели полдничать, но с т<text:span text:style-name="T20">ой</text:span> пор<text:span text:style-name="T20">ы </text:span><text:s/>под тем огнетушителем я проходил с понимающей уважительностью — он н<text:span text:style-name="T20">ес</text:span>ё<text:span text:style-name="T20">т</text:span> на себе неисчислимые миры.</text:p>
      <text:p text:style-name="P2"/>
      <text:p text:style-name="P2">Что до лазанья в трусы, то это был мой единственный и неповторимый опыт и, умудрённый им, когда в какой-нибудь из последующих «тихих часов» <text:s/>воспитательниц<text:span text:style-name="T1">а</text:span> вполголоса позвол<text:span text:style-name="T1">яла мне</text:span> пойти пописять, я понимал значение простыней перехлестнувшихся над промежутком между пар<text:span text:style-name="T1">ами</text:span> кроваток, или отчего так старательно жмурится Хромов по соседству с Солнцево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13:50.532429250</meta:creation-date>
    <dc:date>2017-02-27T20:14:04.174082370</dc:date>
    <dc:creator>sehrguey </dc:creator>
    <meta:editing-duration>PT13S</meta:editing-duration>
    <meta:editing-cycles>1</meta:editing-cycles>
    <meta:document-statistic meta:table-count="0" meta:image-count="0" meta:object-count="0" meta:page-count="3" meta:paragraph-count="62" meta:word-count="1497" meta:character-count="9678" meta:non-whitespace-character-count="8200"/>
    <meta:generator>LibreOffice/4.3.3.2$Linux_x86 LibreOffice_project/430m0$Build-2</meta:generator>
  </office:meta>
</office:document-meta>
</file>